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table:style-name="ce1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3"/>
        </table:table-row>
        <table:table-row table:style-name="ro1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1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kɤ-rɤβzjoz tɤ-sɤʑa-t-a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sthɯci tɯmtɕiβzɤrnaʁ tɕe tɕe kɤ-rɤtʂɯβ to-ʑa tɕe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style-name="ce1" office:value-type="string">
            <text:p>???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5/04/2016</text:date>, <text:time>12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4T15:40:01.17</meta:creation-date>
    <dc:date>2016-04-05T12:49:42.93</dc:date>
    <meta:editing-duration>PT01H13M14S</meta:editing-duration>
    <meta:editing-cycles>38</meta:editing-cycles>
    <meta:generator>OpenOffice.org/3.0$Win32 OpenOffice.org_project/300m15$Build-9379</meta:generator>
    <meta:document-statistic meta:table-count="3" meta:cell-count="272" meta:object-count="0"/>
    <meta:user-defined meta:name="Info 1"/>
    <meta:user-defined meta:name="Info 2"/>
    <meta:user-defined meta:name="Info 3"/>
    <meta:user-defined meta:name="Info 4"/>
  </office:meta>
</office:document-meta>
</file>